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32252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81 kWh</text:p>
          </table:table-cell>
          <table:table-cell office:value-type="float" office:value="386.22" calcext:value-type="float">
            <text:p>386.22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2.2" calcext:value-type="float">
            <text:p>2.2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04" calcext:value-type="float">
            <text:p>-204</text:p>
          </table:table-cell>
          <table:table-cell office:value-type="string" calcext:value-type="string">
            <text:p>T-0</text:p>
          </table:table-cell>
          <table:table-cell office:value-type="float" office:value="222.55" calcext:value-type="float">
            <text:p>222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99 kWh</text:p>
          </table:table-cell>
          <table:table-cell office:value-type="float" office:value="489.81" calcext:value-type="float">
            <text:p>489.81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2.69" calcext:value-type="float">
            <text:p>2.69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58.71" calcext:value-type="float">
            <text:p>-258.71</text:p>
          </table:table-cell>
          <table:table-cell office:value-type="string" calcext:value-type="string">
            <text:p>T-0</text:p>
          </table:table-cell>
          <table:table-cell office:value-type="float" office:value="271.77" calcext:value-type="float">
            <text:p>271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14 kWh</text:p>
          </table:table-cell>
          <table:table-cell office:value-type="float" office:value="601.15" calcext:value-type="float">
            <text:p>601.15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3.67" calcext:value-type="float">
            <text:p>3.67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17.52" calcext:value-type="float">
            <text:p>-317.52</text:p>
          </table:table-cell>
          <table:table-cell office:value-type="string" calcext:value-type="string">
            <text:p>T-0</text:p>
          </table:table-cell>
          <table:table-cell office:value-type="float" office:value="371.11" calcext:value-type="float">
            <text:p>371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10 kWh</text:p>
          </table:table-cell>
          <table:table-cell office:value-type="float" office:value="568.06" calcext:value-type="float">
            <text:p>568.06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51" calcext:value-type="float">
            <text:p>3.5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00.04" calcext:value-type="float">
            <text:p>-300.04</text:p>
          </table:table-cell>
          <table:table-cell office:value-type="string" calcext:value-type="string">
            <text:p>T-0</text:p>
          </table:table-cell>
          <table:table-cell office:value-type="float" office:value="354.99" calcext:value-type="float">
            <text:p>354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17 kWh</text:p>
          </table:table-cell>
          <table:table-cell office:value-type="float" office:value="619.14" calcext:value-type="float">
            <text:p>619.1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.75" calcext:value-type="float">
            <text:p>3.75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27.03" calcext:value-type="float">
            <text:p>-327.03</text:p>
          </table:table-cell>
          <table:table-cell office:value-type="string" calcext:value-type="string">
            <text:p>T-0</text:p>
          </table:table-cell>
          <table:table-cell office:value-type="float" office:value="378.99" calcext:value-type="float">
            <text:p>378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3 kWh</text:p>
          </table:table-cell>
          <table:table-cell office:value-type="float" office:value="737.96" calcext:value-type="float">
            <text:p>737.96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31" calcext:value-type="float">
            <text:p>4.31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89.78" calcext:value-type="float">
            <text:p>-389.78</text:p>
          </table:table-cell>
          <table:table-cell office:value-type="string" calcext:value-type="string">
            <text:p>T-0</text:p>
          </table:table-cell>
          <table:table-cell office:value-type="float" office:value="435.28" calcext:value-type="float">
            <text:p>435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47 kWh</text:p>
          </table:table-cell>
          <table:table-cell office:value-type="float" office:value="840.84" calcext:value-type="float">
            <text:p>840.8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79" calcext:value-type="float">
            <text:p>4.79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44.11" calcext:value-type="float">
            <text:p>-444.11</text:p>
          </table:table-cell>
          <table:table-cell office:value-type="string" calcext:value-type="string">
            <text:p>T-0</text:p>
          </table:table-cell>
          <table:table-cell office:value-type="float" office:value="483.97" calcext:value-type="float">
            <text:p>483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3.98" calcext:value-type="float">
            <text:p>3.98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60 kWh</text:p>
          </table:table-cell>
          <table:table-cell office:value-type="float" office:value="930.94" calcext:value-type="float">
            <text:p>930.94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0.94" calcext:value-type="float">
            <text:p>10.9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08.81" calcext:value-type="float">
            <text:p>1108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95.7" calcext:value-type="float">
            <text:p>195.7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28 kWh</text:p>
          </table:table-cell>
          <table:table-cell office:value-type="float" office:value="683.18" calcext:value-type="float">
            <text:p>683.18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05" calcext:value-type="float">
            <text:p>4.05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60.44" calcext:value-type="float">
            <text:p>-360.44</text:p>
          </table:table-cell>
          <table:table-cell office:value-type="string" calcext:value-type="string">
            <text:p>T-0</text:p>
          </table:table-cell>
          <table:table-cell office:value-type="float" office:value="604.26" calcext:value-type="float">
            <text:p>604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35 kWh</text:p>
          </table:table-cell>
          <table:table-cell office:value-type="float" office:value="724.9" calcext:value-type="float">
            <text:p>724.9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.24" calcext:value-type="float">
            <text:p>4.24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82.16" calcext:value-type="float">
            <text:p>-382.16</text:p>
          </table:table-cell>
          <table:table-cell office:value-type="string" calcext:value-type="string">
            <text:p>T-0</text:p>
          </table:table-cell>
          <table:table-cell office:value-type="float" office:value="428.43" calcext:value-type="float">
            <text:p>428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28 kWh</text:p>
          </table:table-cell>
          <table:table-cell office:value-type="float" office:value="671.02" calcext:value-type="float">
            <text:p>671.0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98" calcext:value-type="float">
            <text:p>3.9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53.75" calcext:value-type="float">
            <text:p>-353.75</text:p>
          </table:table-cell>
          <table:table-cell office:value-type="string" calcext:value-type="string">
            <text:p>T-0</text:p>
          </table:table-cell>
          <table:table-cell office:value-type="float" office:value="402.36" calcext:value-type="float">
            <text:p>402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2 kWh</text:p>
          </table:table-cell>
          <table:table-cell office:value-type="float" office:value="697.38" calcext:value-type="float">
            <text:p>697.38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11" calcext:value-type="float">
            <text:p>4.11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67.63" calcext:value-type="float">
            <text:p>-367.63</text:p>
          </table:table-cell>
          <table:table-cell office:value-type="string" calcext:value-type="string">
            <text:p>T-0</text:p>
          </table:table-cell>
          <table:table-cell office:value-type="float" office:value="414.64" calcext:value-type="float">
            <text:p>414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54:24.710000000</meta:creation-date>
    <dc:date>2018-03-26T19:56:50.415000000</dc:date>
    <meta:editing-duration>PT2M26S</meta:editing-duration>
    <meta:editing-cycles>1</meta:editing-cycles>
    <meta:document-statistic meta:table-count="1" meta:cell-count="168" meta:object-count="0"/>
    <meta:generator>LibreOffice/5.3.4.2$Windows_x86 LibreOffice_project/f82d347ccc0be322489bf7da61d7e4ad13fe2ff3</meta:generator>
  </office:meta>
</office:document-meta>
</file>